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2" svg:font-family="Arial" style:font-family-generic="roman"/>
    <style:font-face style:name="Arial Unicode MS" svg:font-family="'Arial Unicode MS'" style:font-family-generic="roman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85a86" officeooo:paragraph-rsid="0029921f" style:font-size-asian="12pt" style:font-size-complex="12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style:font-name="Arial" fo:font-size="12pt" officeooo:paragraph-rsid="00185a86" style:font-size-asian="12pt" style:font-size-complex="12pt"/>
    </style:style>
    <style:style style:name="P4" style:family="paragraph" style:parent-style-name="Text_20_body">
      <style:text-properties style:font-name="Arial" fo:font-size="12pt" officeooo:rsid="00185a86" officeooo:paragraph-rsid="00185a86" style:font-size-asian="12pt" style:font-size-complex="12pt"/>
    </style:style>
    <style:style style:name="P5" style:family="paragraph" style:parent-style-name="Text_20_body">
      <style:text-properties style:font-name="Arial" fo:font-size="12pt" officeooo:rsid="00185a86" officeooo:paragraph-rsid="001a9d5d" style:font-size-asian="12pt" style:font-size-complex="12pt"/>
    </style:style>
    <style:style style:name="P6" style:family="paragraph" style:parent-style-name="Text_20_body">
      <style:text-properties style:font-name="Arial" fo:font-size="12pt" officeooo:rsid="001d8675" officeooo:paragraph-rsid="001d8675" style:font-size-asian="12pt" style:font-size-complex="12pt"/>
    </style:style>
    <style:style style:name="P7" style:family="paragraph" style:parent-style-name="Text_20_body">
      <style:text-properties style:font-name="Arial" fo:font-size="12pt" officeooo:rsid="001d8675" officeooo:paragraph-rsid="001dad98" style:font-size-asian="12pt" style:font-size-complex="12pt"/>
    </style:style>
    <style:style style:name="P8" style:family="paragraph" style:parent-style-name="Text_20_body">
      <style:text-properties style:font-name="Arial" fo:font-size="12pt" officeooo:rsid="001fda48" officeooo:paragraph-rsid="0020769b" style:font-size-asian="12pt" style:font-size-complex="12pt"/>
    </style:style>
    <style:style style:name="P9" style:family="paragraph" style:parent-style-name="Text_20_body">
      <style:text-properties style:font-name="Arial" fo:font-size="12pt" officeooo:paragraph-rsid="00289a27" style:font-size-asian="12pt" style:font-size-complex="12pt"/>
    </style:style>
    <style:style style:name="P10" style:family="paragraph" style:parent-style-name="Text_20_body">
      <style:text-properties officeooo:rsid="001d8675" officeooo:paragraph-rsid="001dad98"/>
    </style:style>
    <style:style style:name="P11" style:family="paragraph" style:parent-style-name="Text_20_body">
      <style:text-properties officeooo:rsid="001dad98" officeooo:paragraph-rsid="001dad98"/>
    </style:style>
    <style:style style:name="P12" style:family="paragraph" style:parent-style-name="Text_20_body">
      <style:text-properties officeooo:rsid="002504df" officeooo:paragraph-rsid="002504df"/>
    </style:style>
    <style:style style:name="P13" style:family="paragraph" style:parent-style-name="Text_20_body">
      <style:text-properties officeooo:paragraph-rsid="002504df"/>
    </style:style>
    <style:style style:name="P14" style:family="paragraph" style:parent-style-name="Text_20_body">
      <style:text-properties officeooo:paragraph-rsid="002977f9"/>
    </style:style>
    <style:style style:name="P15" style:family="paragraph" style:parent-style-name="Text_20_body">
      <style:text-properties fo:font-size="12pt" officeooo:rsid="001d40b6" style:font-size-asian="12pt" style:font-size-complex="12pt"/>
    </style:style>
    <style:style style:name="P16" style:family="paragraph" style:parent-style-name="Text_20_body">
      <style:text-properties style:font-name="Arial" fo:font-size="12pt" style:font-size-asian="12pt" style:font-size-complex="12pt"/>
    </style:style>
    <style:style style:name="P17" style:family="paragraph" style:parent-style-name="Text_20_body">
      <style:text-properties style:font-name="Arial" fo:font-size="12pt" officeooo:rsid="001dad98" officeooo:paragraph-rsid="002977f9" style:font-size-asian="12pt" style:font-size-complex="12pt"/>
    </style:style>
    <style:style style:name="P18" style:family="paragraph" style:parent-style-name="Text_20_body">
      <style:text-properties style:font-name="Arial" fo:font-size="12pt" officeooo:rsid="001d8675" officeooo:paragraph-rsid="0020769b" style:font-size-asian="12pt" style:font-size-complex="12pt"/>
    </style:style>
    <style:style style:name="P19" style:family="paragraph" style:parent-style-name="Text_20_body">
      <style:text-properties style:font-name="Arial" fo:font-size="12pt" officeooo:rsid="001a9d5d" officeooo:paragraph-rsid="0023488d" style:font-size-asian="12pt" style:font-size-complex="12pt"/>
    </style:style>
    <style:style style:name="P20" style:family="paragraph" style:parent-style-name="Text_20_body">
      <style:text-properties style:font-name="Arial" fo:font-size="12pt" officeooo:rsid="002b3b45" officeooo:paragraph-rsid="002b3b45" style:font-size-asian="12pt" style:font-size-complex="12pt"/>
    </style:style>
    <style:style style:name="P21" style:family="paragraph" style:parent-style-name="Heading_20_1">
      <style:text-properties style:font-name="Arial2"/>
    </style:style>
    <style:style style:name="P22" style:family="paragraph" style:parent-style-name="Heading_20_2">
      <style:text-properties style:font-name="Arial2"/>
    </style:style>
    <style:style style:name="P23" style:family="paragraph" style:parent-style-name="Heading_20_2">
      <style:text-properties officeooo:rsid="002187ea" officeooo:paragraph-rsid="002187ea"/>
    </style:style>
    <style:style style:name="P24" style:family="paragraph" style:parent-style-name="Heading_20_2">
      <style:text-properties officeooo:paragraph-rsid="0023488d"/>
    </style:style>
    <style:style style:name="P25" style:family="paragraph" style:parent-style-name="Heading_20_3">
      <style:text-properties style:font-name="Arial2"/>
    </style:style>
    <style:style style:name="T1" style:family="text">
      <style:text-properties style:font-name="Arial2"/>
    </style:style>
    <style:style style:name="T2" style:family="text">
      <style:text-properties style:font-name="Arial2" fo:font-size="12pt" style:font-size-asian="12pt" style:font-size-complex="12pt"/>
    </style:style>
    <style:style style:name="T3" style:family="text">
      <style:text-properties style:font-name="Arial2" officeooo:rsid="00152396"/>
    </style:style>
    <style:style style:name="T4" style:family="text">
      <style:text-properties style:font-name="Arial2" officeooo:rsid="0015341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40b6" style:font-size-asian="12pt" style:font-size-complex="12pt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officeooo:rsid="0015341d"/>
    </style:style>
    <style:style style:name="T10" style:family="text">
      <style:text-properties style:font-name="Arial" officeooo:rsid="00257173"/>
    </style:style>
    <style:style style:name="T11" style:family="text">
      <style:text-properties officeooo:rsid="00185a8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921f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8f989"/>
    </style:style>
    <style:style style:name="T16" style:family="text">
      <style:text-properties officeooo:rsid="001bee01"/>
    </style:style>
    <style:style style:name="T17" style:family="text">
      <style:text-properties officeooo:rsid="001fda4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524ff"/>
    </style:style>
    <style:style style:name="T20" style:family="text">
      <style:text-properties officeooo:rsid="0029921f"/>
    </style:style>
    <style:style style:name="T21" style:family="text">
      <style:text-properties officeooo:rsid="002b3b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Styling Maps Using CartoCSS</text:h>
      <text:p text:style-name="Standard"/>
      <text:p text:style-name="Text_20_body"><text:span text:style-name="T3">With CartoCSS you style a layer by setting</text:span><text:span text:style-name="T1"> properties </text:span><text:span text:style-name="T3">on a </text:span><text:span text:style-name="T1">layer's features. </text:span><text:span text:style-name="T3">You do this by writing a series of statements. </text:span><text:span text:style-name="T4">A statement takes the following form</text:span><text:span text:style-name="T1">:</text:span></text:p>
      <text:p text:style-name="Text_20_body"><text:span text:style-name="Teletype"><text:span text:style-name="T19">selector</text:span></text:span><text:span text:style-name="Teletype"> {</text:span></text:p>
      <text:p text:style-name="Text_20_body"><text:span text:style-name="Teletype"><text:tab/>property: value;</text:span></text:p>
      <text:p text:style-name="Text_20_body"><text:span text:style-name="Teletype">}</text:span></text:p>
      <text:p text:style-name="Text_20_body"><text:span text:style-name="Teletype"><text:span text:style-name="T10">Us</text:span></text:span><text:span text:style-name="Teletype"><text:span text:style-name="T9">e as many property-value pairs in a statement as is necessary.</text:span></text:span></text:p>
      <text:p text:style-name="Text_20_body"><text:span text:style-name="Teletype"><text:span text:style-name="T7"/></text:span></text:p>
      <text:h text:style-name="P22" text:outline-level="2">Common properties</text:h>
      <text:h text:style-name="P25" text:outline-level="3">Markers (points)</text:h>
      <text:p text:style-name="Text_20_body"><text:span text:style-name="Teletype"><text:span text:style-name="T5">marker-fill<text:tab/><text:tab/><text:tab/></text:span></text:span><text:span text:style-name="T2">inner part's color (color string)</text:span></text:p>
      <text:p text:style-name="Text_20_body"><text:span text:style-name="Teletype"><text:span text:style-name="T5">marker-fill-opacity</text:span></text:span><text:tab/><text:tab/><text:span text:style-name="T8">inner part's opacity (0 to 1, lower is less visible)</text:span></text:p>
      <text:p text:style-name="P2"><text:span text:style-name="Teletype">marker-line-color</text:span><text:tab/><text:tab/>outer part's color</text:p>
      <text:p text:style-name="P2"><text:span text:style-name="Teletype">marker-line-opacity</text:span><text:tab/><text:tab/>outer part's opacity</text:p>
      <text:p text:style-name="P2"><text:span text:style-name="Teletype">marker-height</text:span><text:tab/><text:tab/><text:tab/>height (number, pixels)</text:p>
      <text:p text:style-name="P2"><text:span text:style-name="Teletype">marker-width</text:span><text:tab/><text:tab/><text:tab/>width (number, pixels)</text:p>
      <text:p text:style-name="P2"><text:span text:style-name="Teletype">marker-allow-overlap</text:span><text:tab/>draw all markers, even if they'll overlap (true/false)</text:p>
      <text:h text:style-name="Heading_20_3" text:outline-level="3">Lines</text:h>
      <text:p text:style-name="P2"><text:span text:style-name="Teletype">line-color</text:span><text:tab/><text:tab/><text:tab/>color of line (color string)</text:p>
      <text:p text:style-name="P2"><text:span text:style-name="Teletype">line-width</text:span><text:tab/><text:tab/><text:tab/>width of line (number, pixels)</text:p>
      <text:p text:style-name="P2"><text:span text:style-name="Teletype">line-opacity</text:span><text:tab/><text:tab/><text:tab/>opacity of line (see marker-fill-opacity)</text:p>
      <text:h text:style-name="Heading_20_3" text:outline-level="3">Polygons</text:h>
      <text:p text:style-name="P2"><text:span text:style-name="Teletype">polygon-fill</text:span><text:tab/><text:tab/><text:tab/>color of inside of polygon</text:p>
      <text:p text:style-name="P2"><text:span text:style-name="Teletype">polygon-opacity</text:span><text:tab/><text:tab/>opacity of inside of polygon</text:p>
      <text:p text:style-name="P2"/>
      <text:p text:style-name="P2"><text:span text:style-name="T21">(</text:span>Style the outside of polygons using <text:span text:style-name="Teletype">line-*</text:span> properties.<text:span text:style-name="T21">)</text:span></text:p>
      <text:p text:style-name="P2"/>
      <text:p text:style-name="P20">See all properties in the official documentation: <text:span text:style-name="T12">https://www.mapbox.com/carto/api/2.1.0/</text:span></text:p>
      <text:p text:style-name="P2"/>
      <text:h text:style-name="Heading_20_2" text:outline-level="2"><text:soft-page-break/>Advanced selectors</text:h>
      <text:h text:style-name="Heading_20_3" text:outline-level="3">Conditional selectors</text:h>
      <text:p text:style-name="P3"><text:span text:style-name="T11">S</text:span>tyle by <text:span text:style-name="T11">the </text:span><text:span text:style-name="T12">zoom level</text:span> <text:span text:style-name="T11">of the map</text:span>:</text:p>
      <text:p text:style-name="P3"><text:span text:style-name="Teletype">#layer-name[zoom &gt;= 5] { ... }</text:span></text:p>
      <text:p text:style-name="P3"/>
      <text:p text:style-name="P2">Style features <text:span text:style-name="T16">by their attributes</text:span>:</text:p>
      <text:p text:style-name="P2"><text:span text:style-name="Teletype"><text:tab/>#layer-name[attribute = value] { ... }</text:span></text:p>
      <text:p text:style-name="P15">for example:</text:p>
      <text:p text:style-name="P14"><text:span text:style-name="Teletype"><text:span text:style-name="T6"><text:tab/>#buildings[state = 'New York'] { ... }</text:span></text:span></text:p>
      <text:p text:style-name="P14"><text:span text:style-name="Teletype"><text:span text:style-name="T6"/></text:span></text:p>
      <text:p text:style-name="P17">Compare an attribute with a value using any of the following:</text:p>
      <text:p text:style-name="P9"><text:span text:style-name="Teletype"><text:span text:style-name="T15"><text:tab/>=</text:span></text:span><text:span text:style-name="T15"> (equal),</text:span></text:p>
      <text:p text:style-name="P9"><text:span text:style-name="Teletype"><text:span text:style-name="T15"><text:tab/>!=</text:span></text:span><text:span text:style-name="T15"> (not equal),</text:span></text:p>
      <text:p text:style-name="P9"><text:span text:style-name="Teletype"><text:span text:style-name="T15"><text:tab/>&gt;=</text:span></text:span><text:span text:style-name="T15"> (greater than or equal),</text:span></text:p>
      <text:p text:style-name="P9"><text:span text:style-name="Teletype"><text:span text:style-name="T15"><text:tab/>&lt;=</text:span></text:span><text:span text:style-name="T15"> (less than or equal),</text:span></text:p>
      <text:p text:style-name="P9"><text:span text:style-name="Teletype"><text:span text:style-name="T15"><text:tab/>&gt;</text:span></text:span><text:span text:style-name="T15"> (greater than),</text:span></text:p>
      <text:p text:style-name="P9"><text:span text:style-name="Teletype"><text:span text:style-name="T15"><text:tab/>&lt;</text:span></text:span><text:span text:style-name="T15"> (less than)</text:span></text:p>
      <text:h text:style-name="Heading_20_3" text:outline-level="3">Combining selectors</text:h>
      <text:p text:style-name="P2">You can combine <text:span text:style-name="T17">conditional selectors</text:span>:</text:p>
      <text:p text:style-name="P2"><text:span text:style-name="Teletype"><text:tab/>#layer-name[attr1 = value1][attr2 &gt; value2] { ... }</text:span></text:p>
      <text:p text:style-name="P8">This statement will only apply to features where <text:span text:style-name="T13">all</text:span><text:span text:style-name="T18"> conditions are true. You can combine as many conditions as needed in this way.</text:span></text:p>
      <text:p text:style-name="P18">Instead of writing</text:p>
      <text:p text:style-name="P6"><text:span text:style-name="Teletype"><text:tab/>#layer-name[attr1 = value1] {</text:span></text:p>
      <text:p text:style-name="P6"><text:span text:style-name="Teletype"><text:tab/><text:tab/>property: value;</text:span></text:p>
      <text:p text:style-name="P6"><text:span text:style-name="Teletype"><text:tab/>}</text:span></text:p>
      <text:p text:style-name="P6"><text:span text:style-name="Teletype"><text:tab/>#layer-name[attr2 &gt; value2] {</text:span></text:p>
      <text:p text:style-name="P6"><text:span text:style-name="Teletype"><text:tab/><text:tab/>property: value;</text:span></text:p>
      <text:p text:style-name="P6"><text:span text:style-name="Teletype"><text:tab/>}</text:span></text:p>
      <text:p text:style-name="P10">separate the selectors with a comma:</text:p>
      <text:p text:style-name="P7"><text:span text:style-name="Teletype"><text:tab/>#layer-name[attr1 = value1],</text:span></text:p>
      <text:p text:style-name="P7"><text:span text:style-name="Teletype"><text:tab/>#layer-name[attr2 &gt; value2] {</text:span></text:p>
      <text:p text:style-name="P7"><text:span text:style-name="Teletype"><text:tab/><text:tab/>property: value;</text:span></text:p>
      <text:p text:style-name="P7"><text:soft-page-break/><text:span text:style-name="Teletype"><text:tab/>}</text:span></text:p>
      <text:p text:style-name="P11">and it's nicer to nest the selectors like so:</text:p>
      <text:p text:style-name="P6"><text:span text:style-name="Teletype"><text:tab/>#layer-name {</text:span></text:p>
      <text:p text:style-name="P6"><text:span text:style-name="Teletype"><text:tab/><text:tab/>[attr1 = value1],</text:span></text:p>
      <text:p text:style-name="P6"><text:span text:style-name="Teletype"><text:tab/><text:tab/>[attr2 &gt; value2] {</text:span></text:p>
      <text:p text:style-name="P6"><text:span text:style-name="Teletype"><text:tab/><text:tab/><text:tab/>property: value;</text:span></text:p>
      <text:p text:style-name="P6"><text:span text:style-name="Teletype"><text:tab/><text:tab/>}</text:span></text:p>
      <text:p text:style-name="P6"><text:span text:style-name="Teletype"><text:tab/>}</text:span></text:p>
      <text:p text:style-name="P2"/>
      <text:p text:style-name="P2">You will likely use multiple statements on one map:</text:p>
      <text:p text:style-name="P2"><text:span text:style-name="Teletype"><text:tab/>#layer-name[zoom &gt;= 5] { ... }</text:span></text:p>
      <text:p text:style-name="P2"><text:span text:style-name="Teletype"><text:tab/>#layer-name[zoom &gt;= 10] { ... }</text:span></text:p>
      <text:p text:style-name="Text_20_body"><text:span text:style-name="Teletype"><text:span text:style-name="T5"><text:tab/>#layer-name[zoom &gt;= 15] { ... }</text:span></text:span></text:p>
      <text:p text:style-name="P4">but it is equivalent and preferred that these statements are <text:span text:style-name="T14">nested</text:span>:</text:p>
      <text:p text:style-name="P3"><text:span text:style-name="Teletype"><text:tab/>#layer-name </text:span><text:span text:style-name="Teletype"><text:span text:style-name="T11">{</text:span></text:span></text:p>
      <text:p text:style-name="P3"><text:span text:style-name="Teletype"><text:tab/><text:tab/>[zoom &gt;= 5] { ... }</text:span></text:p>
      <text:p text:style-name="P3"><text:span text:style-name="Teletype"><text:tab/><text:tab/>[zoom &gt;= 10] { ... }</text:span></text:p>
      <text:p text:style-name="P4"><text:span text:style-name="Teletype"><text:tab/><text:tab/>[zoom &gt;= 15] { ... }</text:span></text:p>
      <text:p text:style-name="P4"><text:span text:style-name="Teletype"><text:tab/>}</text:span></text:p>
      <text:p text:style-name="P5"/>
      <text:h text:style-name="P23" text:outline-level="2">Variables</text:h>
      <text:p text:style-name="P12">Sometimes you will find yourself repeating values in your statements. Your statements can be made more flexible using variables. Creating a variable looks like this:</text:p>
      <text:p text:style-name="P12"><text:tab/><text:span text:style-name="Teletype">@variable: value;</text:span></text:p>
      <text:p text:style-name="P12">for example:</text:p>
      <text:p text:style-name="P12"><text:tab/><text:span text:style-name="Teletype">@roadcolor: #ff307a;</text:span></text:p>
      <text:p text:style-name="P13"/>
      <text:p text:style-name="P12">Then, instead of using the value in your statements, use <text:span text:style-name="Teletype">@variable</text:span>. For example:</text:p>
      <text:p text:style-name="P12"><text:tab/><text:span text:style-name="Teletype">#roads {</text:span></text:p>
      <text:p text:style-name="P12"><text:span text:style-name="Teletype"><text:tab/><text:tab/>line-color: @roadcolor;</text:span></text:p>
      <text:p text:style-name="P12"><text:span text:style-name="Teletype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Arial2" svg:font-family="Arial" style:font-family-generic="roman"/>
    <style:font-face style:name="Arial Unicode MS" svg:font-family="'Arial Unicode MS'" style:font-family-generic="roman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Lohit Hindi" fo:font-family="'Lohit Hindi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Arial Unicode MS" fo:font-family="'Arial Unicode MS'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3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3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4-02-12T12:26:04.475282301</meta:creation-date>
    <dc:date>2014-02-13T19:34:12.905301454</dc:date>
    <dc:creator>Eric </dc:creator>
    <meta:editing-duration>PT12H10M13S</meta:editing-duration>
    <meta:editing-cycles>28</meta:editing-cycles>
    <meta:generator>LibreOffice/4.1.3.2$Linux_X86_64 LibreOffice_project/410m0$Build-2</meta:generator>
    <meta:document-statistic meta:table-count="0" meta:image-count="0" meta:object-count="0" meta:page-count="3" meta:paragraph-count="81" meta:word-count="414" meta:character-count="2679" meta:non-whitespace-character-count="2277"/>
  </office:meta>
</office:document-meta>
</file>